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laptop - i7 8565u,1.8 GHz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ena.png[512x512]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CUDA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58" calcext:value-type="float">
            <text:p>0.1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" calcext:value-type="float">
            <text:p>0.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51" calcext:value-type="float">
            <text:p>0.1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3" calcext:value-type="float">
            <text:p>0.23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54" calcext:value-type="float">
            <text:p>0.15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6" calcext:value-type="float">
            <text:p>0.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58" calcext:value-type="float">
            <text:p>0.1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46" calcext:value-type="float">
            <text:p>0.1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57" calcext:value-type="float">
            <text:p>0.157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4]) / 10" office:value-type="float" office:value="0.1509" calcext:value-type="float">
            <text:p>0.1509</text:p>
          </table:table-cell>
          <table:table-cell table:formula="of:=SUM([.C5:.C14]) / 10" office:value-type="float" office:value="0.3058" calcext:value-type="float">
            <text:p>0.3058</text:p>
          </table:table-cell>
          <table:table-cell table:formula="of:=SUM([.D5:.D14]) / 10" office:value-type="float" office:value="0.2508" calcext:value-type="float">
            <text:p>0.2508</text:p>
          </table:table-cell>
          <table:table-cell table:formula="of:=SUM([.E5:.E14]) / 10" office:value-type="float" office:value="0.2325" calcext:value-type="float">
            <text:p>0.2325</text:p>
          </table:table-cell>
          <table:table-cell table:formula="of:=SUM([.F5:.F14]) / 10" office:value-type="float" office:value="0.2392" calcext:value-type="float">
            <text:p>0.2392</text:p>
          </table:table-cell>
          <table:table-cell table:formula="of:=SUM([.G5:.G14]) / 10" office:value-type="float" office:value="0.2471" calcext:value-type="float">
            <text:p>0.247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 office:value-type="string" calcext:value-type="string">
            <text:p>wallpaper.png[1920x1080]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CUDA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997" calcext:value-type="float">
            <text:p>0.9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05" calcext:value-type="float">
            <text:p>1.0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1" calcext:value-type="float">
            <text:p>0.301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09" calcext:value-type="float">
            <text:p>1.00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21" calcext:value-type="float">
            <text:p>1.02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984" calcext:value-type="float">
            <text:p>0.984</text:p>
          </table:table-cell>
          <table:table-cell office:value-type="float" office:value="0.4" calcext:value-type="float">
            <text:p>0.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968" calcext:value-type="float">
            <text:p>0.96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.331" calcext:value-type="float">
            <text:p>0.33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07" calcext:value-type="float">
            <text:p>1.007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1" calcext:value-type="float">
            <text:p>0.31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1:.B30]) / 10" office:value-type="float" office:value="0.9945" calcext:value-type="float">
            <text:p>0.9945</text:p>
          </table:table-cell>
          <table:table-cell table:formula="of:=SUM([.C21:.C30]) / 10" office:value-type="float" office:value="0.3491" calcext:value-type="float">
            <text:p>0.3491</text:p>
          </table:table-cell>
          <table:table-cell table:formula="of:=SUM([.D21:.D30]) / 10" office:value-type="float" office:value="0.3259" calcext:value-type="float">
            <text:p>0.3259</text:p>
          </table:table-cell>
          <table:table-cell table:formula="of:=SUM([.E21:.E30]) / 10" office:value-type="float" office:value="0.3304" calcext:value-type="float">
            <text:p>0.3304</text:p>
          </table:table-cell>
          <table:table-cell table:formula="of:=SUM([.F21:.F30]) / 10" office:value-type="float" office:value="0.3267" calcext:value-type="float">
            <text:p>0.3267</text:p>
          </table:table-cell>
          <table:table-cell table:formula="of:=SUM([.G21:.G30]) / 10" office:value-type="float" office:value="0.3313" calcext:value-type="float">
            <text:p>0.3313</text:p>
          </table:table-cell>
        </table:table-row>
      </table:table>
      <table:table table:name="Raspberry PI 3 B+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CUDA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float" office:value="0.474" calcext:value-type="float">
            <text:p>0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524" calcext:value-type="float">
            <text:p>1.524</text:p>
          </table:table-cell>
          <table:table-cell/>
          <table:table-cell office:value-type="float" office:value="0.457" calcext:value-type="float">
            <text:p>0.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0.478" calcext:value-type="float">
            <text:p>0.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0.494" calcext:value-type="float">
            <text:p>0.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513" calcext:value-type="float">
            <text:p>1.513</text:p>
          </table:table-cell>
          <table:table-cell/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0.488" calcext:value-type="float">
            <text:p>0.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563" calcext:value-type="float">
            <text:p>1.563</text:p>
          </table:table-cell>
          <table:table-cell/>
          <table:table-cell office:value-type="float" office:value="0.465" calcext:value-type="float">
            <text:p>0.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576" calcext:value-type="float">
            <text:p>1.576</text:p>
          </table:table-cell>
          <table:table-cell/>
          <table:table-cell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593" calcext:value-type="float">
            <text:p>1.593</text:p>
          </table:table-cell>
          <table:table-cell/>
          <table:table-cell office:value-type="float" office:value="0.451" calcext:value-type="float">
            <text:p>0.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548" calcext:value-type="float">
            <text:p>1.54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1.5414" calcext:value-type="float">
            <text:p>1.5414</text:p>
          </table:table-cell>
          <table:table-cell/>
          <table:table-cell table:formula="of:=SUM([.D7:.D16])/10" office:value-type="float" office:value="0.4756" calcext:value-type="float">
            <text:p>0.47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#Pixels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CUDA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1.261" calcext:value-type="float">
            <text:p>1.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5.103" calcext:value-type="float">
            <text:p>15.103</text:p>
          </table:table-cell>
          <table:table-cell/>
          <table:table-cell office:value-type="float" office:value="1.265" calcext:value-type="float">
            <text:p>1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5.12" calcext:value-type="float">
            <text:p>15.12</text:p>
          </table:table-cell>
          <table:table-cell/>
          <table:table-cell office:value-type="float" office:value="1.29" calcext:value-type="float">
            <text:p>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5.153" calcext:value-type="float">
            <text:p>15.153</text:p>
          </table:table-cell>
          <table:table-cell/>
          <table:table-cell office:value-type="float" office:value="1.244" calcext:value-type="float">
            <text:p>1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5.202" calcext:value-type="float">
            <text:p>15.202</text:p>
          </table:table-cell>
          <table:table-cell/>
          <table:table-cell office:value-type="float" office:value="1.251" calcext:value-type="float">
            <text:p>1.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5.14" calcext:value-type="float">
            <text:p>15.14</text:p>
          </table:table-cell>
          <table:table-cell/>
          <table:table-cell office:value-type="float" office:value="1.298" calcext:value-type="float">
            <text:p>1.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5.073" calcext:value-type="float">
            <text:p>15.073</text:p>
          </table:table-cell>
          <table:table-cell/>
          <table:table-cell office:value-type="float" office:value="1.294" calcext:value-type="float">
            <text:p>1.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5.186" calcext:value-type="float">
            <text:p>15.186</text:p>
          </table:table-cell>
          <table:table-cell/>
          <table:table-cell office:value-type="float" office:value="1.273" calcext:value-type="float">
            <text:p>1.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4.661" calcext:value-type="float">
            <text:p>14.661</text:p>
          </table:table-cell>
          <table:table-cell/>
          <table:table-cell office:value-type="float" office:value="1.329" calcext:value-type="float">
            <text:p>1.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float" office:value="1.308" calcext:value-type="float">
            <text:p>1.30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5.0498" calcext:value-type="float">
            <text:p>15.0498</text:p>
          </table:table-cell>
          <table:table-cell/>
          <table:table-cell table:formula="of:=SUM([.D23:.D32])/10" office:value-type="float" office:value="1.2813" calcext:value-type="float">
            <text:p>1.2813</text:p>
          </table:table-cell>
          <table:table-cell table:number-columns-repeated="3"/>
        </table:table-row>
      </table:table>
      <table:table table:name="gewurztraminer - i7-4770K CPU @ 3.50GHz" table:style-name="ta1">
        <table:table-column table:style-name="co2" table:number-columns-repeated="7" table:default-cell-style-name="Default"/>
        <table:table-row table:style-name="ro1">
          <table:table-cell table:style-name="ce7" office:value-type="string" calcext:value-type="string">
            <text:p>SPD Project Measur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#Pixel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lena.pn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5]*[.C5]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  <table:table-cell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128" calcext:value-type="float">
            <text:p>0.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0.123" calcext:value-type="float">
            <text:p>0.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0.124" calcext:value-type="float">
            <text:p>0.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0.126" calcext:value-type="float">
            <text:p>0.12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7:.B16])/10" office:value-type="float" office:value="0.1257" calcext:value-type="float">
            <text:p>0.125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Height</text:p>
          </table:table-cell>
          <table:table-cell table:style-name="ce9" office:value-type="string" calcext:value-type="string">
            <text:p>#Pixels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wallpaper.pn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21]*[.C21]" office:value-type="float" office:value="2073600" calcext:value-type="float">
            <text:p>207360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Native C</text:p>
          </table:table-cell>
          <table:table-cell table:style-name="ce7" office:value-type="string" calcext:value-type="string">
            <text:p>CUDA</text:p>
          </table:table-cell>
          <table:table-cell table:style-name="ce7" office:value-type="string" calcext:value-type="string">
            <text:p>OpenCV – 1</text:p>
          </table:table-cell>
          <table:table-cell table:style-name="ce7" office:value-type="string" calcext:value-type="string">
            <text:p>OpenCV – 2</text:p>
          </table:table-cell>
          <table:table-cell table:style-name="ce7" office:value-type="string" calcext:value-type="string">
            <text:p>OpenCV – 4</text:p>
          </table:table-cell>
          <table:table-cell table:style-name="ce7" office:value-type="string" calcext:value-type="string">
            <text:p>OpenCV – 8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.027" calcext:value-type="float">
            <text:p>1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.069" calcext:value-type="float">
            <text:p>1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.066" calcext:value-type="float">
            <text:p>1.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.029" calcext:value-type="float">
            <text:p>1.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.026" calcext:value-type="float">
            <text:p>1.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.051" calcext:value-type="float">
            <text:p>1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8 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.039" calcext:value-type="float">
            <text:p>1.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.055" calcext:value-type="float">
            <text:p>1.0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23:.B32])/10" office:value-type="float" office:value="1.0396" calcext:value-type="float">
            <text:p>1.03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6:04:38.61836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49:15.157302337</meta:creation-date>
    <dc:date>2019-06-19T16:11:59.547867878</dc:date>
    <meta:editing-duration>PT5H23M6S</meta:editing-duration>
    <meta:editing-cycles>20</meta:editing-cycles>
    <meta:generator>LibreOffice/6.0.7.3$Linux_X86_64 LibreOffice_project/00m0$Build-3</meta:generator>
    <meta:document-statistic meta:table-count="3" meta:cell-count="335" meta:object-count="0"/>
  </office:meta>
</office:document-meta>
</file>